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3" style:family="table-row">
      <style:table-row-properties style:min-row-height="0.73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3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4" style:family="table-row">
      <style:table-row-properties style:min-row-height="0.741cm" fo:keep-together="auto"/>
    </style:style>
    <style:style style:name="Tabla3.A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4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3" style:family="paragraph" style:parent-style-name="Standard">
      <style:paragraph-properties fo:line-height="0.353cm"/>
    </style:style>
    <style:style style:name="P14" style:family="paragraph" style:parent-style-name="Standard">
      <style:text-properties style:font-name="Calibri1" officeooo:paragraph-rsid="0032f0f8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Calibri2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0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2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3" style:family="paragraph" style:parent-style-name="Standard">
      <style:text-properties officeooo:paragraph-rsid="0032f0f8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officeooo:paragraph-rsid="00830530"/>
    </style:style>
    <style:style style:name="P27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2" style:family="paragraph" style:parent-style-name="Standard">
      <style:paragraph-properties fo:margin-left="0.18cm" fo:margin-right="0cm" fo:text-indent="0cm" style:auto-text-indent="false"/>
    </style:style>
    <style:style style:name="P33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6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7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4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8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49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51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2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3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4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Arial1" style:font-weight-asian="bold" style:font-name-complex="Arial1"/>
    </style:style>
    <style:style style:name="T6" style:family="text">
      <style:text-properties fo:font-weight="bold" style:font-name-asian="Arial1" style:font-weight-asian="bold" style:font-name-complex="Arial1" style:text-scale="99%"/>
    </style:style>
    <style:style style:name="T7" style:family="text">
      <style:text-properties style:text-underline-style="none"/>
    </style:style>
    <style:style style:name="T8" style:family="text">
      <style:text-properties style:font-name="Calibri2" style:text-underline-style="none"/>
    </style:style>
    <style:style style:name="T9" style:family="text">
      <style:text-properties style:font-name="Calibri2" fo:font-size="10pt" fo:language="es" fo:country="ES" style:font-size-asian="10pt" style:font-size-complex="10pt"/>
    </style:style>
    <style:style style:name="T10" style:family="text">
      <style:text-properties style:font-name="Calibri2" fo:font-size="10pt" fo:language="es" fo:country="ES" officeooo:rsid="001b8e11" style:font-size-asian="10pt" style:font-size-complex="10pt"/>
    </style:style>
    <style:style style:name="T11" style:family="text">
      <style:text-properties style:font-name="Calibri2" fo:font-size="10pt" officeooo:rsid="004e950d" style:font-size-asian="10pt" style:font-size-complex="10pt"/>
    </style:style>
    <style:style style:name="T12" style:family="text">
      <style:text-properties style:font-name="Calibri2" fo:font-size="10pt" officeooo:rsid="001ebd49" style:font-size-asian="10pt" style:font-size-complex="10pt"/>
    </style:style>
    <style:style style:name="T13" style:family="text">
      <style:text-properties style:font-name="Calibri2" fo:font-size="10pt" officeooo:rsid="00643dc8" style:font-size-asian="10pt" style:font-size-complex="10pt"/>
    </style:style>
    <style:style style:name="T14" style:family="text">
      <style:text-properties style:font-name="Calibri2" fo:font-size="10pt" officeooo:rsid="00644ec5" style:font-size-asian="10pt" style:font-size-complex="10pt"/>
    </style:style>
    <style:style style:name="T15" style:family="text">
      <style:text-properties style:font-name="Calibri2" fo:font-size="10pt" officeooo:rsid="00561009" style:font-size-asian="10pt" style:font-size-complex="10pt"/>
    </style:style>
    <style:style style:name="T16" style:family="text">
      <style:text-properties style:font-name="Calibri2" fo:font-size="10pt" officeooo:rsid="00824003" style:font-size-asian="10pt" style:font-size-complex="10pt"/>
    </style:style>
    <style:style style:name="T17" style:family="text">
      <style:text-properties style:font-name="Calibri2" fo:font-size="10pt" officeooo:rsid="00830530" style:font-size-asian="10pt" style:font-size-complex="10pt"/>
    </style:style>
    <style:style style:name="T18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19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0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1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2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3" style:family="text">
      <style:text-properties style:text-position="-3% 100%" fo:font-weight="bold" style:font-weight-asian="bold"/>
    </style:style>
    <style:style style:name="T24" style:family="text">
      <style:text-properties style:text-position="-3% 100%" fo:letter-spacing="0.002cm" fo:font-weight="bold" style:font-weight-asian="bold"/>
    </style:style>
    <style:style style:name="T25" style:family="text">
      <style:text-properties style:text-position="-3% 100%" fo:letter-spacing="-0.002cm" fo:font-weight="bold" style:font-weight-asian="bold"/>
    </style:style>
    <style:style style:name="T26" style:family="text">
      <style:text-properties style:text-position="-3% 100%" fo:letter-spacing="-0.004cm" fo:font-weight="bold" style:font-weight-asian="bold"/>
    </style:style>
    <style:style style:name="T27" style:family="text">
      <style:text-properties officeooo:rsid="001bfbcb"/>
    </style:style>
    <style:style style:name="T28" style:family="text">
      <style:text-properties fo:letter-spacing="-0.002cm" fo:font-weight="bold" style:font-name-asian="Arial1" style:font-weight-asian="bold" style:font-name-complex="Arial1"/>
    </style:style>
    <style:style style:name="T29" style:family="text">
      <style:text-properties fo:letter-spacing="-0.002cm" fo:font-weight="bold" style:font-name-asian="Arial1" style:font-weight-asian="bold" style:font-name-complex="Arial1" style:text-scale="99%"/>
    </style:style>
    <style:style style:name="T30" style:family="text">
      <style:text-properties fo:letter-spacing="-0.002cm" fo:language="es" fo:country="ES"/>
    </style:style>
    <style:style style:name="T31" style:family="text">
      <style:text-properties fo:letter-spacing="-0.002cm" fo:language="es" fo:country="ES" fo:font-weight="bold" style:font-weight-asian="bold"/>
    </style:style>
    <style:style style:name="T32" style:family="text">
      <style:text-properties fo:letter-spacing="0.005cm"/>
    </style:style>
    <style:style style:name="T33" style:family="text">
      <style:text-properties fo:letter-spacing="0.005cm" fo:font-weight="bold" style:font-name-asian="Arial1" style:font-weight-asian="bold" style:font-name-complex="Arial1"/>
    </style:style>
    <style:style style:name="T34" style:family="text">
      <style:text-properties fo:letter-spacing="0.005cm" fo:font-weight="bold" style:font-name-asian="Arial1" style:font-weight-asian="bold" style:font-name-complex="Arial1" style:text-scale="99%"/>
    </style:style>
    <style:style style:name="T35" style:family="text">
      <style:text-properties fo:letter-spacing="0.005cm" fo:language="es" fo:country="ES"/>
    </style:style>
    <style:style style:name="T36" style:family="text">
      <style:text-properties fo:language="es" fo:country="ES"/>
    </style:style>
    <style:style style:name="T37" style:family="text">
      <style:text-properties fo:language="es" fo:country="ES" fo:font-weight="bold" style:font-weight-asian="bold"/>
    </style:style>
    <style:style style:name="T38" style:family="text">
      <style:text-properties fo:letter-spacing="0.007cm"/>
    </style:style>
    <style:style style:name="T39" style:family="text">
      <style:text-properties fo:letter-spacing="0.007cm" fo:font-weight="bold" style:font-name-asian="Arial1" style:font-weight-asian="bold" style:font-name-complex="Arial1"/>
    </style:style>
    <style:style style:name="T40" style:family="text">
      <style:text-properties fo:letter-spacing="0.007cm" fo:font-weight="bold" style:font-name-asian="Arial1" style:font-weight-asian="bold" style:font-name-complex="Arial1" style:text-scale="99%"/>
    </style:style>
    <style:style style:name="T41" style:family="text">
      <style:text-properties fo:letter-spacing="-0.007cm"/>
    </style:style>
    <style:style style:name="T42" style:family="text">
      <style:text-properties fo:letter-spacing="0.002cm"/>
    </style:style>
    <style:style style:name="T43" style:family="text">
      <style:text-properties fo:letter-spacing="0.002cm" fo:font-weight="bold" style:font-name-asian="Arial1" style:font-weight-asian="bold" style:font-name-complex="Arial1"/>
    </style:style>
    <style:style style:name="T44" style:family="text">
      <style:text-properties fo:letter-spacing="0.002cm" fo:font-weight="bold" style:font-name-asian="Arial1" style:font-weight-asian="bold" style:font-name-complex="Arial1" style:text-scale="99%"/>
    </style:style>
    <style:style style:name="T45" style:family="text">
      <style:text-properties fo:letter-spacing="0.002cm" fo:language="es" fo:country="ES"/>
    </style:style>
    <style:style style:name="T46" style:family="text">
      <style:text-properties fo:letter-spacing="0.002cm" fo:language="es" fo:country="ES" fo:font-weight="bold" style:font-weight-asian="bold"/>
    </style:style>
    <style:style style:name="T47" style:family="text">
      <style:text-properties fo:letter-spacing="0.004cm" fo:font-weight="bold" style:font-name-asian="Arial1" style:font-weight-asian="bold" style:font-name-complex="Arial1"/>
    </style:style>
    <style:style style:name="T48" style:family="text">
      <style:text-properties fo:letter-spacing="0.004cm" fo:font-weight="bold" style:font-name-asian="Arial1" style:font-weight-asian="bold" style:font-name-complex="Arial1" style:text-scale="99%"/>
    </style:style>
    <style:style style:name="T49" style:family="text">
      <style:text-properties fo:letter-spacing="0.004cm" fo:language="es" fo:country="ES" fo:font-weight="bold" style:font-weight-asian="bold"/>
    </style:style>
    <style:style style:name="T50" style:family="text">
      <style:text-properties fo:letter-spacing="-0.009cm" fo:font-weight="bold" style:font-name-asian="Arial1" style:font-weight-asian="bold" style:font-name-complex="Arial1"/>
    </style:style>
    <style:style style:name="T51" style:family="text">
      <style:text-properties fo:letter-spacing="-0.009cm" fo:font-weight="bold" style:font-name-asian="Arial1" style:font-weight-asian="bold" style:font-name-complex="Arial1" style:text-scale="99%"/>
    </style:style>
    <style:style style:name="T52" style:family="text">
      <style:text-properties fo:letter-spacing="0.009cm" fo:font-weight="bold" style:font-name-asian="Arial1" style:font-weight-asian="bold" style:font-name-complex="Arial1" style:text-scale="99%"/>
    </style:style>
    <style:style style:name="T53" style:family="text">
      <style:text-properties fo:letter-spacing="-0.004cm" fo:language="es" fo:country="ES"/>
    </style:style>
    <style:style style:name="T54" style:family="text">
      <style:text-properties fo:letter-spacing="-0.018cm" fo:language="es" fo:country="ES"/>
    </style:style>
    <style:style style:name="T55" style:family="text">
      <style:text-properties fo:letter-spacing="-0.019cm" fo:language="es" fo:country="ES"/>
    </style:style>
    <style:style style:name="T56" style:family="text">
      <style:text-properties fo:letter-spacing="-0.014cm" fo:language="es" fo:country="ES" fo:font-weight="bold" style:font-weight-asian="bold"/>
    </style:style>
    <style:style style:name="T57" style:family="text">
      <style:text-properties fo:letter-spacing="-0.005cm" fo:language="es" fo:country="ES"/>
    </style:style>
    <style:style style:name="T58" style:family="text">
      <style:text-properties fo:letter-spacing="0.011cm" fo:language="es" fo:country="ES"/>
    </style:style>
    <style:style style:name="T59" style:family="text">
      <style:text-properties fo:letter-spacing="-0.025cm" fo:font-weight="bold" style:font-name-asian="Arial1" style:font-weight-asian="bold" style:font-name-complex="Arial1"/>
    </style:style>
    <style:style style:name="T60" style:family="text">
      <style:text-properties officeooo:rsid="00785cda"/>
    </style:style>
    <style:style style:name="T61" style:family="text">
      <style:text-properties officeooo:rsid="00830530"/>
    </style:style>
    <style:style style:name="T62" style:family="text">
      <style:text-properties officeooo:rsid="0088d07e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</text:user-field-decls>
      <text:p text:style-name="P51"><text:a xlink:type="simple" xlink:href="py3o://for=%22o%20in%20objects%22" text:style-name="Internet_20_link" text:visited-style-name="Visited_20_Internet_20_Link"><text:span text:style-name="T10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8">CLIENTE</text:p>
          </table:table-cell>
          <table:table-cell table:style-name="Tabla1.B1" table:number-columns-spanned="5" office:value-type="string">
            <text:p text:style-name="P11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48">D<text:span text:style-name="T38">o</text:span><text:span text:style-name="T41">m</text:span>icili<text:span text:style-name="T42">o</text:span>:</text:p>
          </table:table-cell>
          <table:table-cell table:style-name="Tabla1.B2" table:number-columns-spanned="5" office:value-type="string">
            <text:p text:style-name="P48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48"><text:span text:style-name="T32">Fecha del tratamiento</text:span>:</text:p>
          </table:table-cell>
          <table:table-cell table:style-name="Tabla1.B3" office:value-type="string">
            <text:p text:style-name="P25"><text:a xlink:type="simple" xlink:href="py3o://function=format_date(o.picking_date,%20'%25d/%25m/%25Y')" text:style-name="Internet_20_link" text:visited-style-name="Visited_20_Internet_20_Link"><text:span text:style-name="T11">function=format_date(o.picking_date, '%d/%m/%Y')</text:span></text:a></text:p>
          </table:table-cell>
          <table:table-cell table:style-name="Tabla1.C3" office:value-type="string">
            <text:p text:style-name="P17">Hora inicio</text:p>
          </table:table-cell>
          <table:table-cell table:style-name="Tabla1.D3" office:value-type="string">
            <text:p text:style-name="P17"><text:user-field-get text:name="py3o.o.start_time_str">start_time</text:user-field-get></text:p>
          </table:table-cell>
          <table:table-cell table:style-name="Tabla1.C3" office:value-type="string">
            <text:p text:style-name="P17">Hora <text:span text:style-name="T60">fin</text:span></text:p>
          </table:table-cell>
          <table:table-cell table:style-name="Tabla1.F3" office:value-type="string">
            <text:p text:style-name="P17"><text:user-field-get text:name="py3o.o.end_time_str">end_time</text:user-field-get></text:p>
          </table:table-cell>
        </table:table-row>
      </table:table>
      <text:p text:style-name="P30"/>
      <text:p text:style-name="P28"><text:span text:style-name="T28"><text:s/>P</text:span><text:span text:style-name="T5">R</text:span><text:span text:style-name="T43">O</text:span><text:span text:style-name="T5">DUC</text:span><text:span text:style-name="T33">T</text:span><text:span text:style-name="T43">O</text:span><text:span text:style-name="T5">S</text:span><text:span text:style-name="T59"> </text:span><text:span text:style-name="T29">E</text:span><text:span text:style-name="T40">M</text:span><text:span text:style-name="T29">P</text:span><text:span text:style-name="T6">L</text:span><text:span text:style-name="T40">E</text:span><text:span text:style-name="T51">A</text:span><text:span text:style-name="T48">D</text:span><text:span text:style-name="T44">O</text:span><text:span text:style-name="T6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6">Area tratada</text:p>
          </table:table-cell>
          <table:table-cell table:style-name="Tabla3.A1" office:value-type="string">
            <text:p text:style-name="P36">Tipo de Biocida</text:p>
          </table:table-cell>
          <table:table-cell table:style-name="Tabla3.C1" office:value-type="string">
            <text:p text:style-name="P38">Plaga a combatir</text:p>
          </table:table-cell>
          <table:table-cell table:style-name="Tabla3.A1" table:number-columns-spanned="2" office:value-type="string">
            <text:p text:style-name="P37">Nombre comercial</text:p>
          </table:table-cell>
          <table:covered-table-cell/>
          <table:table-cell table:style-name="Tabla3.A1" office:value-type="string">
            <text:p text:style-name="P39">Materia activa %</text:p>
          </table:table-cell>
          <table:table-cell table:style-name="Tabla3.A1" office:value-type="string">
            <text:p text:style-name="P40">Nº registro</text:p>
          </table:table-cell>
          <table:table-cell table:style-name="Tabla3.A1" office:value-type="string">
            <text:p text:style-name="P40">Método aplicación</text:p>
          </table:table-cell>
          <table:table-cell table:style-name="Tabla3.A1" office:value-type="string">
            <text:p text:style-name="P40">Dosis (%)</text:p>
          </table:table-cell>
          <table:table-cell table:style-name="Tabla3.A1" office:value-type="string">
            <text:p text:style-name="P37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2" text:outline-level="2"/>
            <text:h text:style-name="P52" text:outline-level="2"><text:a xlink:type="simple" xlink:href="py3o://for=%22p%20in%20o.products_used_id%22" text:style-name="Internet_20_link" text:visited-style-name="Visited_20_Internet_20_Link"><text:span text:style-name="T20">for="p in o.products_used_id"</text:span></text:a><text:span text:style-name="T20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h text:style-name="P49" text:outline-level="2"><text:user-field-get text:name="py3o.p.treated_area">products_used.treated_area</text:user-field-get></text:h>
          </table:table-cell>
          <table:table-cell table:style-name="Tabla3.B3" office:value-type="string">
            <text:h text:style-name="P49" text:outline-level="2"><text:user-field-get text:name="py3o.p.type_of_biocide">products_used.type_of_biocide</text:user-field-get></text:h>
          </table:table-cell>
          <table:table-cell table:style-name="Tabla3.C3" office:value-type="string">
            <text:h text:style-name="P49" text:outline-level="2"><text:user-field-get text:name="py3o.p.plague_to_fight">products_used.plague_to_fight</text:user-field-get></text:h>
          </table:table-cell>
          <table:table-cell table:style-name="Tabla3.D3" table:number-columns-spanned="2" office:value-type="string">
            <text:h text:style-name="P49" text:outline-level="2"><text:user-field-get text:name="py3o.p.product_id.name">products_used.name</text:user-field-get></text:h>
          </table:table-cell>
          <table:covered-table-cell/>
          <table:table-cell table:style-name="Tabla3.F3" office:value-type="string">
            <text:h text:style-name="P49" text:outline-level="2"><text:user-field-get text:name="py3o.p.active_matter">products_used.active_matter</text:user-field-get></text:h>
          </table:table-cell>
          <table:table-cell table:style-name="Tabla3.G3" office:value-type="string">
            <text:h text:style-name="P49" text:outline-level="2"><text:user-field-get text:name="py3o.p.registration_number">products_used.registration_number</text:user-field-get></text:h>
          </table:table-cell>
          <table:table-cell table:style-name="Tabla3.H3" office:value-type="string">
            <text:h text:style-name="P49" text:outline-level="2"><text:user-field-get text:name="py3o.p.application_method">products_used.application_method</text:user-field-get></text:h>
          </table:table-cell>
          <table:table-cell table:style-name="Tabla3.I3" office:value-type="string">
            <text:h text:style-name="P49" text:outline-level="2"><text:user-field-get text:name="py3o.p.dose">products_used.dose</text:user-field-get></text:h>
          </table:table-cell>
          <table:table-cell table:style-name="Tabla3.J3" office:value-type="string">
            <text:h text:style-name="P49" text:outline-level="2"><text:user-field-get text:name="py3o.p.security_term">products_used.security_term</text:user-field-get></text:h>
          </table:table-cell>
        </table:table-row>
        <table:table-row table:style-name="Tabla3.4">
          <table:table-cell table:style-name="Tabla3.A4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4" table:number-columns-spanned="6" office:value-type="string">
            <text:p text:style-name="P10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20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5">ESPECIES DETECTADAS</text:p>
          </table:table-cell>
          <table:table-cell table:style-name="Tabla2.A1" table:number-rows-spanned="2" office:value-type="string">
            <text:p text:style-name="P18">UBICACIÓN</text:p>
          </table:table-cell>
          <table:table-cell table:style-name="Tabla2.A1" table:number-columns-spanned="3" office:value-type="string">
            <text:p text:style-name="P18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8">LEVE</text:p>
          </table:table-cell>
          <table:table-cell table:style-name="Tabla2.A1" office:value-type="string">
            <text:p text:style-name="P18">MEDIO</text:p>
          </table:table-cell>
          <table:table-cell table:style-name="Tabla2.A1" office:value-type="string">
            <text:p text:style-name="P18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4"><text:a xlink:type="simple" xlink:href="py3o://for=%22a%20in%20o.detected_species_id%22" text:style-name="Internet_20_link" text:visited-style-name="Visited_20_Internet_20_Link"><text:span text:style-name="T12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3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4"><text:user-field-get text:name="py3o.especie">especie</text:user-field-get></text:p>
          </table:table-cell>
          <table:table-cell table:style-name="Tabla2.B5" office:value-type="string">
            <text:p text:style-name="P16"><text:user-field-get text:name="py3o.a.location">detected_species_location</text:user-field-get></text:p>
          </table:table-cell>
          <table:table-cell table:style-name="Tabla2.C5" office:value-type="string">
            <text:p text:style-name="P15"><text:a xlink:type="simple" xlink:href="py3o://function=%22a.level_mild%20and%20'X'%20or%20''%22" text:style-name="Internet_20_link" text:visited-style-name="Visited_20_Internet_20_Link"><text:span text:style-name="T13">function="a.level_mild and 'X' or ''"</text:span></text:a></text:p>
          </table:table-cell>
          <table:table-cell table:style-name="Tabla2.D5" office:value-type="string">
            <text:p text:style-name="P15"><text:a xlink:type="simple" xlink:href="py3o://function=%22a.level_medium%20and%20'X'%20or%20''%22" text:style-name="Internet_20_link" text:visited-style-name="Visited_20_Internet_20_Link"><text:span text:style-name="T14">function="a.level_medium and 'X' or ''"</text:span></text:a></text:p>
          </table:table-cell>
          <table:table-cell table:style-name="Tabla2.E5" office:value-type="string">
            <text:p text:style-name="P15"><text:a xlink:type="simple" xlink:href="py3o://function=%22a.level_high%20and%20'X'%20or%20''%22" text:style-name="Internet_20_link" text:visited-style-name="Visited_20_Internet_20_Link"><text:span text:style-name="T18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1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7"><text:a xlink:type="simple" xlink:href="py3o:///for" text:style-name="Internet_20_link" text:visited-style-name="Visited_20_Internet_20_Link"><text:span text:style-name="T19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>O<text:span text:style-name="T61">BSERVACIONES</text:span></text:p>
          </table:table-cell>
        </table:table-row>
        <table:table-row table:style-name="Tabla4.1">
          <table:table-cell table:style-name="Tabla4.A2" office:value-type="string">
            <text:p text:style-name="P26"><text:span text:style-name="T17">P: Cebador 100g; p: Cebador 50g; CM: Cebador Mecánico; F: Placa de feromonas; </text:span>PA: Placa Adhesiva</text:p>
            <text:p text:style-name="P16"><text:user-field-get text:name="py3o.o.monitoring_situation">monitoring_situation</text:user-field-get></text:p>
            <text:p text:style-name="P16"/>
            <text:p text:style-name="P16"/>
          </table:table-cell>
        </table:table-row>
      </table:table>
      <text:p text:style-name="P41"/>
      <text:p text:style-name="P16"><text:span text:style-name="T23">O</text:span><text:span text:style-name="T24">BS</text:span><text:span text:style-name="T23">ER</text:span><text:span text:style-name="T25">V</text:span><text:span text:style-name="T23">A</text:span><text:span text:style-name="T25">C</text:span><text:span text:style-name="T23">ION</text:span><text:span text:style-name="T24">E</text:span><text:span text:style-name="T23">S</text:span><text:span text:style-name="T24"> </text:span><text:span text:style-name="T23">/ </text:span><text:span text:style-name="T26">R</text:span><text:span text:style-name="T23">ECO</text:span><text:span text:style-name="T25">M</text:span><text:span text:style-name="T23">EN</text:span><text:span text:style-name="T25">D</text:span><text:span text:style-name="T23">A</text:span><text:span text:style-name="T25">C</text:span><text:span text:style-name="T23">ION</text:span><text:span text:style-name="T24">ES</text:span><text:span text:style-name="T23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3"><text:span text:style-name="T39">M</text:span><text:span text:style-name="T28">E</text:span><text:span text:style-name="T5">DI</text:span><text:span text:style-name="T47">D</text:span><text:span text:style-name="T50">A</text:span><text:span text:style-name="T5">S</text:span><text:span text:style-name="T50"> </text:span><text:span text:style-name="T5">A</text:span><text:span text:style-name="T28"> </text:span><text:span text:style-name="T51">A</text:span><text:span text:style-name="T48">D</text:span><text:span text:style-name="T34">O</text:span><text:span text:style-name="T29">P</text:span><text:span text:style-name="T52">T</text:span><text:span text:style-name="T51">A</text:span><text:span text:style-name="T6">R</text:span></text:p>
          </table:table-cell>
          <table:table-cell table:style-name="Tabla5.B1" office:value-type="string">
            <text:p text:style-name="P44"><text:span text:style-name="T5">NO </text:span><text:span text:style-name="T28">P</text:span><text:span text:style-name="T5">R</text:span><text:span text:style-name="T43">O</text:span><text:span text:style-name="T5">C</text:span><text:span text:style-name="T47">E</text:span><text:span text:style-name="T5">DE</text:span></text:p>
          </table:table-cell>
          <table:table-cell table:style-name="Tabla5.B1" office:value-type="string">
            <text:p text:style-name="P45"><text:span text:style-name="T43">O</text:span><text:span text:style-name="T5">B</text:span><text:span text:style-name="T28">SE</text:span><text:span text:style-name="T47">R</text:span><text:span text:style-name="T39">V</text:span><text:span text:style-name="T50">A</text:span><text:span text:style-name="T5">CI</text:span><text:span text:style-name="T43">O</text:span><text:span text:style-name="T47">N</text:span><text:span text:style-name="T43">E</text:span><text:span text:style-name="T5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2"><text:a xlink:type="simple" xlink:href="py3o://for=%22r%20in%20o.type_ddd_ids.mapped('observation_recommendation')%22" text:style-name="Internet_20_link" text:visited-style-name="Visited_20_Internet_20_Link"><text:span text:style-name="T16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4"><text:user-field-get text:name="py3o.r.name">observation.name</text:user-field-get></text:p>
          </table:table-cell>
          <table:table-cell table:style-name="Tabla5.B3" office:value-type="string">
            <text:p text:style-name="P46"/>
          </table:table-cell>
          <table:table-cell table:style-name="Tabla5.C3" office:value-type="string">
            <text:p text:style-name="P21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2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3"><text:span text:style-name="T43">Ot</text:span><text:span text:style-name="T28">r</text:span><text:span text:style-name="T5">as</text:span></text:p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6"/>
          </table:table-cell>
        </table:table-row>
      </table:table>
      <text:p text:style-name="P47"/>
      <text:p text:style-name="P47">EL CLIENTE MANIFIESTA QUE ES DEBIDAMENTE INFORMADO DEL TRATAMIENTO REALIZADO, DE LOS PLAZOS DE SEGURIDAD DE LOS PRODUCTOS UTILIZADOS Y DE LAS PRECAUCIONES A TOMAR. </text:p>
      <text:p text:style-name="P53"><text:span text:style-name="T35"><text:user-field-get text:name="py3o.o.supervisor.identification_id">supervisor.identification_id</text:user-field-get></text:span><text:span text:style-name="T35">T</text:span><text:span text:style-name="T36">E</text:span><text:span text:style-name="T53">L</text:span><text:span text:style-name="T36">ÉFONO</text:span><text:span text:style-name="T54"> </text:span><text:span text:style-name="T45">I</text:span><text:span text:style-name="T36">NS</text:span><text:span text:style-name="T35">T</text:span><text:span text:style-name="T53">I</text:span><text:span text:style-name="T35">T</text:span><text:span text:style-name="T53">U</text:span><text:span text:style-name="T35">T</text:span><text:span text:style-name="T36">O</text:span><text:span text:style-name="T54"> </text:span><text:span text:style-name="T36">NACIO</text:span><text:span text:style-name="T35">N</text:span><text:span text:style-name="T36">AL</text:span><text:span text:style-name="T55"> </text:span><text:span text:style-name="T36">DE</text:span><text:span text:style-name="T53"> </text:span><text:span text:style-name="T35">T</text:span><text:span text:style-name="T36">OX</text:span><text:span text:style-name="T45">I</text:span><text:span text:style-name="T30">C</text:span><text:span text:style-name="T36">O</text:span><text:span text:style-name="T45">L</text:span><text:span text:style-name="T36">O</text:span><text:span text:style-name="T35">G</text:span><text:span text:style-name="T45">Í</text:span><text:span text:style-name="T36">A</text:span><text:span text:style-name="T55"> </text:span><text:span text:style-name="T46">9</text:span><text:span text:style-name="T37">1</text:span><text:span text:style-name="T46">562</text:span><text:span text:style-name="T31">0</text:span><text:span text:style-name="T49">4</text:span><text:span text:style-name="T46">2</text:span><text:span text:style-name="T37">0</text:span><text:span text:style-name="T56"> </text:span><text:span text:style-name="T45">(</text:span><text:span text:style-name="T30">s</text:span><text:span text:style-name="T45">o</text:span><text:span text:style-name="T36">lo</text:span><text:span text:style-name="T57"> </text:span><text:span text:style-name="T36">e</text:span><text:span text:style-name="T57">m</text:span><text:span text:style-name="T36">e</text:span><text:span text:style-name="T45">r</text:span><text:span text:style-name="T30">g</text:span><text:span text:style-name="T35">e</text:span><text:span text:style-name="T45">n</text:span><text:span text:style-name="T36">cias</text:span><text:span text:style-name="T54"> </text:span><text:span text:style-name="T36">t</text:span><text:span text:style-name="T45">o</text:span><text:span text:style-name="T30">x</text:span><text:span text:style-name="T36">ic</text:span><text:span text:style-name="T45">o</text:span><text:span text:style-name="T36">l</text:span><text:span text:style-name="T45">ó</text:span><text:span text:style-name="T30">g</text:span><text:span text:style-name="T36">ic</text:span><text:span text:style-name="T58">a</text:span><text:span text:style-name="T30">s)</text:span>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9">APLICADOR <text:s/><text:span text:style-name="T27">1</text:span></text:p>
          </table:table-cell>
          <table:table-cell table:style-name="Tabla6.B1" office:value-type="string">
            <text:p text:style-name="P18">APLICADOR <text:s/><text:span text:style-name="T27">2</text:span></text:p>
          </table:table-cell>
          <table:table-cell table:style-name="Tabla6.B1" office:value-type="string">
            <text:p text:style-name="P18"><text:span text:style-name="T62">RESPONSABLE</text:span> TÉCNICO</text:p>
          </table:table-cell>
          <table:table-cell table:style-name="Tabla6.B1" office:value-type="string">
            <text:p text:style-name="P18">CLIENTE</text:p>
          </table:table-cell>
        </table:table-row>
        <text:soft-page-break/>
        <table:table-row table:style-name="Tabla6.2">
          <table:table-cell table:style-name="Tabla6.A2" office:value-type="string">
            <text:p text:style-name="P16"><text:user-field-get text:name="py3o.o.treatment_applicator1.name">treatment_applicator1.name</text:user-field-get></text:p>
            <text:p text:style-name="P16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6"><text:user-field-get text:name="py3o.o.treatment_applicator2.name">treatment_applicator2.name</text:user-field-get></text:p>
            <text:p text:style-name="P16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6"><text:user-field-get text:name="py3o.o.supervisor.name">supervisor.name</text:user-field-get></text:p>
            <text:p text:style-name="P16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6"><text:user-field-get text:name="py3o.o.signer_name">signer_name</text:user-field-get></text:p>
            <text:p text:style-name="P16"><text:user-field-get text:name="py3o.o.signer_id">signer_dni</text:user-field-get></text:p>
          </table:table-cell>
        </table:table-row>
      </table:table>
      <text:p text:style-name="P16"/>
      <text:p text:style-name="Standard"><draw:g text:anchor-type="paragraph" draw:z-index="2" draw:name="Group 45" draw:style-name="gr1"><draw:custom-shape draw:name="Freeform 46" draw:style-name="gr2" draw:text-style-name="P54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9"><text:tab/></text:span><text:a xlink:type="simple" xlink:href="py3o:///for" text:style-name="Internet_20_link" text:visited-style-name="Visited_20_Internet_20_Link"><text:span text:style-name="T10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50</meta:editing-cycles>
    <meta:print-date>2014-11-14T15:08:00</meta:print-date>
    <meta:creation-date>2016-03-02T19:40:00</meta:creation-date>
    <dc:date>2019-06-27T17:26:17.657577644</dc:date>
    <meta:editing-duration>P1DT9H36M58S</meta:editing-duration>
    <meta:generator>LibreOffice/6.0.7.3$Linux_X86_64 LibreOffice_project/00m0$Build-3</meta:generator>
    <meta:document-statistic meta:table-count="7" meta:image-count="1" meta:object-count="0" meta:page-count="2" meta:paragraph-count="85" meta:word-count="205" meta:character-count="2059" meta:non-whitespace-character-count="192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